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PROMPT COMPLETO PARA CLOUDECODE – REORGANIZACIÓN FRONTEND MY HOST BIZMATE</text:h>
      <text:p text:style-name="Normal"/>
      <text:p text:style-name="Normal">I am working on the MY HOST BizMate project (React + Tailwind, generated in Cloudecode/Lovable).</text:p>
      <text:p text:style-name="Normal"/>
      <text:p text:style-name="Normal">The main modules screen is currently disorganized.</text:p>
      <text:p text:style-name="Normal">I need you to reorganize the entire frontend layout of the modules screen according to the new structure we defined for clients.</text:p>
      <text:p text:style-name="Normal"/>
      <text:p text:style-name="Normal">IMPORTANT:</text:p>
      <text:p text:style-name="Normal">- Do NOT change the internal logic, routes, or module functionality.</text:p>
      <text:p text:style-name="Normal">- Keep the existing tile/card component (colors, icons, size, hover).</text:p>
      <text:p text:style-name="Normal">- Only modify the layout: grouping, ordering, spacing, and section subtitles.</text:p>
      <text:p text:style-name="Normal">- Add one new module tile: Cultural Intelligence.</text:p>
      <text:p text:style-name="Normal"/>
      <text:p text:style-name="Normal">----------------------------------------------------</text:p>
      <text:p text:style-name="Normal">🎯 OBJECTIVE</text:p>
      <text:p text:style-name="Normal">----------------------------------------------------</text:p>
      <text:p text:style-name="Normal">Reorganize the modules screen into 5 clear groups, each with a subtitle, following this order:</text:p>
      <text:p text:style-name="Normal"/>
      <text:p text:style-name="Normal">1) Operations &amp; Guest Management</text:p>
      <text:p text:style-name="Normal">2) Revenue &amp; Pricing</text:p>
      <text:p text:style-name="Normal">3) AI Intelligence Layer</text:p>
      <text:p text:style-name="Normal">4) Marketing &amp; Growth</text:p>
      <text:p text:style-name="Normal">5) Workflows &amp; Automations (final block)</text:p>
      <text:p text:style-name="Normal"/>
      <text:p text:style-name="Normal">----------------------------------------------------</text:p>
      <text:p text:style-name="Normal">📦 MODULES TO RENDER IN EACH GROUP</text:p>
      <text:p text:style-name="Normal">----------------------------------------------------</text:p>
      <text:p text:style-name="Normal"/>
      <text:p text:style-name="Normal">1️⃣ Operations &amp; Guest Management</text:p>
      <text:p text:style-name="Normal">Subtitle: Operations &amp; Guest Management</text:p>
      <text:p text:style-name="Normal">- Dashboard</text:p>
      <text:p text:style-name="Normal">- Bookings</text:p>
      <text:p text:style-name="Normal">- PMS Calendar</text:p>
      <text:p text:style-name="Normal">- Properties</text:p>
      <text:p text:style-name="Normal">- Operations Hub</text:p>
      <text:p text:style-name="Normal">- Digital Check-in</text:p>
      <text:p text:style-name="Normal"/>
      <text:p text:style-name="Normal">----------------------------------------------------</text:p>
      <text:p text:style-name="Normal"/>
      <text:p text:style-name="Normal">2️⃣ Revenue &amp; Pricing</text:p>
      <text:p text:style-name="Normal">Subtitle: Revenue &amp; Pricing</text:p>
      <text:p text:style-name="Normal">- Booking Engine</text:p>
      <text:p text:style-name="Normal">- Payments</text:p>
      <text:p text:style-name="Normal">- Smart Pricing</text:p>
      <text:p text:style-name="Normal">- RMS Integration</text:p>
      <text:p text:style-name="Normal">- Reports</text:p>
      <text:p text:style-name="Normal"/>
      <text:p text:style-name="Normal">----------------------------------------------------</text:p>
      <text:p text:style-name="Normal"/>
      <text:soft-page-break/>
      <text:p text:style-name="Normal">3️⃣ AI Intelligence Layer</text:p>
      <text:p text:style-name="Normal">Subtitle: AI Intelligence Layer</text:p>
      <text:p text:style-name="Normal">- AI Assistant</text:p>
      <text:p text:style-name="Normal">- Voice AI Agent</text:p>
      <text:p text:style-name="Normal">- Cultural Intelligence (NEW)</text:p>
      <text:p text:style-name="Normal"/>
      <text:p text:style-name="Normal">New tile:</text:p>
      <text:p text:style-name="Normal">Label: Cultural Intelligence</text:p>
      <text:p text:style-name="Normal">Route: /cultural-intelligence</text:p>
      <text:p text:style-name="Normal">Page placeholder: title + “Coming soon”</text:p>
      <text:p text:style-name="Normal"/>
      <text:p text:style-name="Normal">----------------------------------------------------</text:p>
      <text:p text:style-name="Normal"/>
      <text:p text:style-name="Normal">4️⃣ Marketing &amp; Growth</text:p>
      <text:p text:style-name="Normal">Subtitle: Marketing &amp; Growth</text:p>
      <text:p text:style-name="Normal">- Multichannel</text:p>
      <text:p text:style-name="Normal">- Marketing</text:p>
      <text:p text:style-name="Normal">- Social Publisher</text:p>
      <text:p text:style-name="Normal">- Reviews</text:p>
      <text:p text:style-name="Normal"/>
      <text:p text:style-name="Normal">----------------------------------------------------</text:p>
      <text:p text:style-name="Normal"/>
      <text:p text:style-name="Normal">5️⃣ Workflows &amp; Automations</text:p>
      <text:p text:style-name="Normal">Subtitle: Workflows &amp; Automations</text:p>
      <text:p text:style-name="Normal">- Workflows</text:p>
      <text:p text:style-name="Normal"/>
      <text:soft-page-break/>
      <text:p text:style-name="Normal">----------------------------------------------------</text:p>
      <text:p text:style-name="Normal">🛠 TECHNICAL REQUIREMENTS</text:p>
      <text:p text:style-name="Normal">----------------------------------------------------</text:p>
      <text:p text:style-name="Normal">- Use existing grid layout</text:p>
      <text:p text:style-name="Normal">- Allow grouped arrays or a group field</text:p>
      <text:p text:style-name="Normal">- Do not break imports</text:p>
      <text:p text:style-name="Normal">- Add section subtitles</text:p>
      <text:p text:style-name="Normal">- Preserve module behavior</text:p>
      <text:p text:style-name="Normal"/>
      <text:p text:style-name="Normal">----------------------------------------------------</text:p>
      <text:p text:style-name="Normal">📌 DELIVERABLES</text:p>
      <text:p text:style-name="Normal">----------------------------------------------------</text:p>
      <text:p text:style-name="Normal">- Updated JSX layout</text:p>
      <text:p text:style-name="Normal">- Updated modules array(s)</text:p>
      <text:p text:style-name="Normal">- New Cultural Intelligence page</text:p>
      <text:p text:style-name="Normal">- Clean grouping and spacing</text:p>
      <text:p text:style-name="Normal"/>
      <text:p text:style-name="Normal">----------------------------------------------------</text:p>
      <text:p text:style-name="Normal">Start now and show me the updated cod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2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3">
      <style:paragraph-properties style:contextual-spacing="true"/>
      <style:text-properties fo:hyphenate="false"/>
    </style:style>
    <style:style style:name="ListNumber" style:display-name="List Number" style:family="paragraph" style:parent-style-name="Normal" style:list-style-name="LFO5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6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7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JOSE CARRALLO DE LA FUENTE</dc:creator>
    <meta:creation-date>2025-11-27T04:40:00Z</meta:creation-date>
    <dc:date>2025-11-27T04:41:00Z</dc:date>
    <meta:template xlink:href="Normal" xlink:type="simple"/>
    <meta:editing-cycles>2</meta:editing-cycles>
    <meta:editing-duration>PT240S</meta:editing-duration>
    <meta:document-statistic meta:page-count="4" meta:paragraph-count="64" meta:word-count="326" meta:character-count="2586" meta:row-count="58" meta:non-whitespace-character-count="2324"/>
  </office:meta>
</office:document-meta>
</file>